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Preformatted_20_Text">
      <style:paragraph-properties fo:margin-top="0cm" fo:margin-bottom="0.499cm"/>
    </style:style>
    <style:style style:name="P3" style:family="paragraph" style:parent-style-name="Text_20_body" style:list-style-name="L1"/>
    <style:style style:name="P4" style:family="paragraph" style:parent-style-name="Text_20_body" style:list-style-name="L1">
      <style:paragraph-properties fo:margin-top="0cm" fo:margin-bottom="0cm"/>
    </style:style>
    <style:style style:name="P5" style:family="paragraph" style:parent-style-name="List_20_Contents">
      <style:paragraph-properties fo:margin-top="0cm" fo:margin-bottom="0.499cm"/>
    </style:style>
    <style:style style:name="T1" style:family="text">
      <style:text-properties style:text-position="33% 80%"/>
    </style:style>
    <style:style style:name="T2" style:family="text">
      <style:text-properties fo:font-style="italic"/>
    </style:style>
    <style:style style:name="T3"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Encoded Archival Description (EAD) is a set of rules for designating the intellectual and physical parts of archival finding aids so that the information contained therein may be searched, retrieved, displayed, and exchanged in a predictable platform-independent manner. The EAD rules are written in the form of a Standard Generalized Markup Language (SGML) Document Type Definition (DTD), which uses coded representations of elements for efficient machine-processing by SGML authoring and viewing software. Because DTDs are intended to be read chiefly by computers, they are often accompanied by documentation designed for human comprehension. This tag library or master list of elements is one such piece of documentation. It serves as a reference tool for archivists who need to decide which EAD elements to use when designating the content of their organizations' finding aids. Through the use of natural-language definitions and examples, it assists archivists in achieving effective and consistent markup by rendering EAD's SGML codes more understandable. Despite translating SGML terminology and concepts into a more accessible and familiar language, the tag library is still a technical document that presupposes readers will possess a minimal understanding of SGML and finding aids. Novice finding aid encoders will need to supplement their use of the tag library by consulting EAD application guidelines, attending introductory EAD workshops and institutional training classes, and referring to other information sources. (<text:a xlink:type="simple" xlink:href="http://www.loc.gov/ead/tglib1998/tlintro.html#foot">1</text:a>) </text:p>
      <text:p text:style-name="Text_20_body">As a natural-language translation of the EAD DTD, the tag library conveys information about the three principal tasks accomplished by the DTD. First, the EAD DTD breaks down the content of finding aids into data fields or categories of information called "elements." All of these elements are named, defined, and described in the EAD Tag Library. Secondly, the tag library identifies and defines any attributes that the DTD has associated with those elements. Attributes are characteristics or properties that further refine the element designation. Lastly, and perhaps most importantly, the tag library expresses the DTD structure by explaining the relationship between elements, specifying where the elements may be used and describing how they may be modified with attributes. While two of the basic purposes of EAD are to faciliate the searching and display of encoded finding aids in an electronic environment, nothing in the Tag Library itself addresses their specific implementation. Searching and display are instead dependent entirely on individual software applications and the stylesheets generally associated with such software. </text:p>
      <text:p text:style-name="Text_20_body">Throughout the tag library, snippets of encoded finding aids augment the narrative explanations and help illustrate the role, relationship, and usage of elements and attributes. The tag library includes examples of full tagging to indicate the ways in which elements and attributes can be combined, but less tagging is also possible and even desirable in many situations. The EAD DTD contains only a few required elements; the rest are optional.(<text:a xlink:type="simple" xlink:href="http://www.loc.gov/ead/tglib1998/tlintro.html#foot">2</text:a>) The amount of markup selected will vary from one repository to another depending on intellectual and financial considerations. Creating finding aids for union databases may also result in tagging requirements that are separate from those dictated by the DTD.(<text:a xlink:type="simple" xlink:href="http://www.loc.gov/ead/tglib1998/tlintro.html#foot">3</text:a>) </text:p>
      <text:p text:style-name="Text_20_body">The tag library is divided into six sections. It begins with the EAD Design Principles. This is followed by an overview of the EAD structure and then an explanation of terms and conventions used in the tag library. An attribute list appears next, providing definitions and possible values for all EAD attributes. Element definitions and descriptions comprise the fifth and largest section of the tag library, and an index by element name concludes the documentation.(<text:a xlink:type="simple" xlink:href="http://www.loc.gov/ead/tglib1998/tlintro.html#foot">4</text:a>) </text:p>
      <text:p text:style-name="Text_20_body">EAD Version 1.0 is compatible with the new Extensible Markup Language (XML) applications being developed for the World Wide Web as well as with current SGML software. The EAD linking elements follow approaches suggested by a proposed Extended Linking Language (XLink). As the XLink standards evolve, the attributes on EAD's linking elements can be revised in future EAD versions. Suggestions for new elements or revised descriptions can be submitted to the EAD <text:soft-page-break/>Working Group via the EAD listserv (See the EAD home page at &lt;<text:a xlink:type="simple" xlink:href="http://lcweb.loc.gov/ead/">http://lcweb.loc.gov/ead/</text:a>&gt; for information on subscribing to the EAD listserv). </text:p>
      <text:h text:style-name="Heading_20_1" text:outline-level="1">EAD Design Principles</text:h>
      <text:p text:style-name="Text_20_body"><text:span text:style-name="T3">Encoded Archival Description: Principles and Criteria for an SGML Document Type Definition (DTD) for Finding Aids. Adopted July 1995, revised November 1997.(</text:span><text:a xlink:type="simple" xlink:href="http://www.loc.gov/ead/tglib1998/tlprinc.html#foot"><text:span text:style-name="T3">5</text:span></text:a><text:span text:style-name="T3">) </text:span></text:p>
      <text:p text:style-name="Text_20_body">This document defines principles and criteria for designing, developing, and maintaining an SGML-based encoding scheme for archive and library finding aids. </text:p>
      <text:h text:style-name="Heading_20_3" text:outline-level="3">Definitions and Parameters</text:h>
      <text:p text:style-name="P5">1. Although the term "finding aid" traditionally encompasses a wide variety of tools to describe, control, and provide access to archives and manuscript collections, this encoding standard is primarily intended for a particular type of document known as inventories and registers. Its design, however, does not preclude further development to accommodate other types of finding aids, such as repository guides, or the development of ancillary encoding standards to accommodate archival authority information based on the International Standard Archival Authority Record for Corporate Bodies, Persons, and Families (ISAAR(CF)). </text:p>
      <text:p text:style-name="P5">2. The standard accommodates registers and inventories of any length describing the full range of archival holdings, including textual and electronic documents, visual materials, and sound recordings. </text:p>
      <text:p text:style-name="P5">3. The encoding standard permits both the creation of new finding aids and the conversion of existing ones from print, word processing, and database formats. While conversion of existing guides may require minor revisions in content or rearrangement of information, the need for extensive editing has been minimized. </text:p>
      <text:h text:style-name="Heading_20_3" text:outline-level="3">General Principles</text:h>
      <text:p text:style-name="P5">4. The information in finding aids describes, controls, and provides access to other information, and thus is not an end in itself. Finding aids are not objects of study but rather tools leading to such objects. </text:p>
      <text:p text:style-name="P5">5. Although the encoding scheme does not define or prescribe intellectual content for finding aids, it does define content designation and is intended to be used with available data content standards such as the General International Standard Archival Description (ISAD(G)). It identifies the essential data elements within finding aids and establishes codes and conventions necessary for capturing and distinguishing information within those elements for future action or manipulation. While there are certain elements that ought to appear in any finding aid, various intellectual and economic factors influence the depth and detail of analysis employed. Taking this into consideration, the encoding scheme is designed with a minimum of required elements, but allows for progressively more detailed and specific levels of description as desired. </text:p>
      <text:p text:style-name="P5">6. The standard preserves and enhances the current functionality of existing registers and inventories. It identifies and provides markup for finding aid structures and content that support the following functions: description, control, navigation, indexing, and online and print presentation. If a structure does not support one of these functions, then specific markup for it is not provided. The terms "description" and "control" refer not only to original source <text:soft-page-break/>materials but also to digital representations and surrogates. </text:p>
      <text:p text:style-name="P5">7. The standard is intended to facilitate interchange and portability of descriptive tools. It will increase the intelligibility of finding aids within and across institutions, permit the sharing of identical data in two or more finding aids, assist in the creation of union databases, and permit the reuse of the encoded data for multiple output purposes. It will also ensure that machine-readable finding aids will endure changing hardware and software platforms because they will be based on a platform-independent standard. </text:p>
      <text:p text:style-name="P5">8. The needs of public users, curatorial and reference staff, and finding aid authors were given priority in the standard's design, with the result that any burden of implementation will be assumed by those users most able to shoulder the responsibility, namely DTD developers, stylesheet authors, and technical staff in support of other applications. The designers sought to create a DTD that can be easily mastered and incorporated into routine finding aid production by staff possessing a basic knowledge of SGML. </text:p>
      <text:h text:style-name="Heading_20_3" text:outline-level="3">Structural Features</text:h>
      <text:p text:style-name="P5">9. The encoding scheme is based on Standard Generalized Markup Language (SGML: ISO 8879) in the form of a Document Type Definition (DTD), hereafter referred to as the "Encoded Archival Description" or "EAD" DTD. </text:p>
      <text:p text:style-name="P5">10. Related or complementary standards, such as the Text Encoding Initiative (TEI) Guidelines for Electronic Text Encoding and Interchange, the MARC formats, and the International Standard for Archival Authority Records (ISAAR(CF)), will be consulted and employed as appropriate. The data model includes a finding aid header which is similar to the TEI header, and TEI naming conventions and tag structures will be utilized whenever feasible. With respect to MARC, the encoding standard recognizes the interrelationship between the data content of catalog records, authority records, and finding aids, and it provides for the use of a MARC equivalency attribute for finding aid elements matching MARC fields. </text:p>
      <text:p text:style-name="P5">11. The encoding standard consists of three parts: an SGML-compliant DTD; a tag library containing definitions of the elements and attributes, and examples of tag use; and application guidelines. </text:p>
      <text:p text:style-name="P5">12. To ensure broad international application of the standard, neutral language was used in building the data model. For element names, words such as "collection," "archives," "series," "fonds," etc. were replaced with generic terms like "unit" and "component" that are not specific to any individual setting or institution. Extensive use of attributes in the DTD permits the refinement of element meanings within a specific national or institutional context. </text:p>
      <text:h text:style-name="Heading_20_3" text:outline-level="3">Control and Maintenance</text:h>
      <text:p text:style-name="P5">13. Control and maintenance of the DTD will be provided by a maintenance agency working in concert with the national and international archival communities, and assisted in an advisory capacity by other interested groups of us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Title"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Title"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5T22:51:37.79</meta:creation-date>
    <dc:date>2009-06-07T04:06:33.93</dc:date>
    <meta:editing-duration>PT00H01M46S</meta:editing-duration>
    <meta:editing-cycles>2</meta:editing-cycles>
    <meta:generator>OpenOffice.org/3.0$Win32 OpenOffice.org_project/300m9$Build-9358</meta:generator>
    <meta:document-statistic meta:table-count="0" meta:image-count="0" meta:object-count="0" meta:page-count="3" meta:paragraph-count="26" meta:word-count="1557" meta:character-count="10482"/>
  </office:meta>
</office:document-meta>
</file>